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augmented score: Documenting the process rather than the result</text:h>
      <text:p text:style-name="Standard"/>
      <text:h text:style-name="Heading_20_3" text:outline-level="3">Abstract</text:h>
      <text:p text:style-name="Standard"/>
      <text:p text:style-name="Text_20_body">In this presentation we give an account of the dynamics of the interaction in a composer/performer collaboration. We also discuss the dynamic system of a musical work conceived in a mode of radical open structure and of the interaction between acoustic and electronic sound worlds and modes of production. When we started collaborating on “Repetition Repeats all other Repetitions” for 10-stringed guitar and electronics, we departed from the point of view that the activities of either one of us could be analyzed and understood as poietic (constructive) or esthesic (interpretative) and that both of us could be oscillating back and forth between these two modes: Already at the outset had we consciously dismantled part of the notion of the composer-performer dichotomy with the main purpose of engaging in a collaboration in which we would allow ourselves to challenge our respective roles.</text:p>
      <text:p text:style-name="Standard"/>
      <text:p text:style-name="Text_20_body">Further we will also discuss agencies other than those of composer/performer that influence our collaboration. Umberto Eco’s classic writings on the poetics of the open work has shown to be useful and we adopt his category of work-in-motion to describe the work-kind “Repetition...” evolved into. Finally we demonstrate how the score of a work-in-motion may be augmented to also include documentation of previous instances, of the collaborations, of the processes, of sound production instructions, etc.</text:p>
      <text:p text:style-name="Standard"/>
      <text:p text:style-name="Text_20_body">The present study is the third part of a research project which we started in January 2006 entitled “Negotiating the Musical Work”. Previous publications include ICMC 2006, EMS 2006 and DTPA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Henrik Frisk</meta:initial-creator>
    <meta:creation-date>2008-06-01T21:11:42</meta:creation-date>
    <dc:creator>Henrik Frisk</dc:creator>
    <dc:date>2008-06-01T21:16:58</dc:date>
    <meta:editing-cycles>1</meta:editing-cycles>
    <meta:editing-duration>PT6S</meta:editing-duration>
    <meta:user-defined meta:name="Info 1"/>
    <meta:user-defined meta:name="Info 2"/>
    <meta:user-defined meta:name="Info 3"/>
    <meta:user-defined meta:name="Info 4"/>
    <meta:document-statistic meta:table-count="0" meta:image-count="0" meta:object-count="0" meta:page-count="1" meta:paragraph-count="5" meta:word-count="267" meta:character-count="1667"/>
  </office:meta>
</office:document-meta>
</file>